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12b66e" officeooo:paragraph-rsid="0012b66e"/>
    </style:style>
    <style:style style:name="P3" style:family="paragraph" style:parent-style-name="Standard">
      <loext:graphic-properties draw:fill="solid" draw:fill-color="#2b2b2b"/>
      <style:paragraph-properties fo:break-before="page" fo:background-color="#2b2b2b" fo:padding="0cm" fo:border="none" style:shadow="none"/>
      <style:text-properties officeooo:rsid="0012b66e" officeooo:paragraph-rsid="0012b66e"/>
    </style:style>
    <style:style style:name="T1" style:family="text">
      <style:text-properties fo:color="#a9b7c6" loext:opacity="100%" style:font-name="JetBrains Mono" fo:font-size="12pt" fo:font-style="normal" fo:font-weight="bold" style:font-size-asian="12pt" style:font-style-asian="normal" style:font-weight-asian="bold"/>
    </style:style>
    <style:style style:name="T2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808080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c57633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6897bb" loext:opacity="100%" style:font-name="JetBrai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ffc66d" loext:opacity="100%" style:font-name="JetBrains Mono" fo:font-size="12pt" fo:font-style="normal" fo:font-weight="normal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Zadanie nr 1</text:span></text:p>
      <text:p text:style-name="P2"><text:span text:style-name="T1"/></text:p>
      <text:p text:style-name="P1"><text:span text:style-name="T1">#!/bin/bash</text:span><text:line-break/><text:line-break/><text:span text:style-name="T3"># =====================================================================================================================</text:span><text:line-break/><text:span text:style-name="T3"># Zad.1. (2 punkty - na zajęciach)</text:span><text:line-break/><text:span text:style-name="T3"># Wykorzystaj date do wyświetlania różnych komunikatów powitalnych w zależności czy aktualnie jest dzień roboczy</text:span><text:line-break/><text:span text:style-name="T3"># czy świąteczny (dla uproszczenia: dzień tygodnia czy weekend).</text:span><text:line-break/><text:span text:style-name="T3">#</text:span><text:line-break/><text:span text:style-name="T3"># Uwaga: Porównywanie napisów wyświetlanych przez program date (i inne programy) jest zależne od języka i lokalizacji.</text:span><text:line-break/><text:span text:style-name="T3">#</text:span><text:line-break/><text:span text:style-name="T3"># Sprawdź możliwość ustawienia zmiennych lokalizacji LC_* (np. LC_ALL=C) i ich wpływ na postać komunikatu.</text:span><text:line-break/><text:span text:style-name="T3"># Która/które z nich sterują postacią wyświetlanej daty? Ustawiając tę zmienną w skrypcie na wartość C (lub POSIX),</text:span><text:line-break/><text:span text:style-name="T3"># wymuszamy lokalizację kanoniczną, co ułatwia sprawdzanie wartości daty, i uniezależnia działanie skryptu</text:span><text:line-break/><text:span text:style-name="T3"># od lokalizacji (będzie on poprawnie sprawdzał warunek również np. w Japonii).</text:span><text:line-break/><text:span text:style-name="T3"># =====================================================================================================================</text:span><text:line-break/><text:line-break/><text:span text:style-name="T3"># pobranie aktualnego dnia tygodnia</text:span><text:line-break/><text:span text:style-name="T3"># date +%u &lt;- zwraca numer dnia tygodnia, gdzie 1 to poniedziałek, a 7 to niedziela.</text:span><text:line-break/><text:span text:style-name="T2">day_of_week=</text:span><text:span text:style-name="T4">$</text:span><text:span text:style-name="T5">(date </text:span><text:span text:style-name="T2">+%u</text:span><text:span text:style-name="T5">)</text:span><text:line-break/><text:line-break/><text:span text:style-name="T3"># Sprawdzenie czy jest dzień roboczy (1-5 to dni robocze: Pon-Pt)</text:span><text:line-break/><text:span text:style-name="T3"># -gt – większe niż (greater than)</text:span><text:line-break/><text:span text:style-name="T3"># -lt – mniejsze niż (less than)</text:span><text:line-break/><text:span text:style-name="T3"># -eq – równe (equal)</text:span><text:line-break/><text:span text:style-name="T3"># -ne – różne (not equal)</text:span><text:line-break/><text:span text:style-name="T4">if </text:span><text:span text:style-name="T2">[ </text:span><text:span text:style-name="T6">"</text:span><text:span text:style-name="T2">$day_of_week</text:span><text:span text:style-name="T6">" </text:span><text:span text:style-name="T2">-ge </text:span><text:span text:style-name="T7">1 </text:span><text:span text:style-name="T2">] </text:span><text:span text:style-name="T4">&amp;&amp; </text:span><text:span text:style-name="T2">[ </text:span><text:span text:style-name="T6">"</text:span><text:span text:style-name="T2">$day_of_week</text:span><text:span text:style-name="T6">" </text:span><text:span text:style-name="T2">-le </text:span><text:span text:style-name="T7">5 </text:span><text:span text:style-name="T2">]; </text:span><text:span text:style-name="T4">then</text:span><text:line-break/><text:span text:style-name="T4"> <text:s text:c="3"/></text:span><text:span text:style-name="T5">echo </text:span><text:span text:style-name="T6">"Witaj, dzisiaj jest dzień roboczy..."</text:span><text:line-break/><text:span text:style-name="T4">else</text:span><text:line-break/><text:span text:style-name="T4"> <text:s text:c="3"/></text:span><text:span text:style-name="T3"># Jeśli dzień to sobota (6) lub niedziela (7)</text:span><text:line-break/><text:span text:style-name="T3"> <text:s text:c="3"/></text:span><text:span text:style-name="T5">echo </text:span><text:span text:style-name="T6">"Witaj, dzisiaj jest weekend!"</text:span><text:line-break/><text:span text:style-name="T4">fi</text:span><text:line-break/></text:p>
      <text:p text:style-name="P3"><text:span text:style-name="T1">Zadanie nr 2</text:span></text:p>
      <text:p text:style-name="P1"><text:span text:style-name="T1"/></text:p>
      <text:p text:style-name="P1"><text:span text:style-name="T1">#!/bin/bash</text:span><text:line-break/><text:line-break/><text:span text:style-name="T3"># =====================================================================================================================</text:span><text:line-break/><text:span text:style-name="T3">#Zad.2. (2 punkty - na zajęciach)</text:span><text:line-break/><text:span text:style-name="T3">#Napisz skrypt o nazwie policz.sh, który policzy i wyświetli liczbę plików w katalogu bieżącym. WSKAZÓWKA:</text:span><text:line-break/><text:span text:style-name="T3">#opcja -1 do programu ls powoduje wyświetlanie po jednym pliku w linijce, a program wc można wywołać z opcją -l</text:span><text:line-break/><text:span text:style-name="T3">#powodującą policzenie tylko liczby linijek.</text:span><text:line-break/><text:span text:style-name="T3">#</text:span><text:line-break/><text:span text:style-name="T3">#Następnie zmodyfikuj ten skrypt aby rozpoznawał on argument opcjonalny -a, podobnie jak program ls. To znaczy,</text:span><text:line-break/><text:span text:style-name="T3">#z argumentem -a skrypt obliczy liczbę wszystkich plików w katalogu bieżącym, włącznie z plikami ,,ukrytymi''</text:span><text:line-break/><text:span text:style-name="T3">#(o nazwach zaczynających się od kropki), a bez -a pominie te pliki.</text:span><text:line-break/><text:span text:style-name="T3"># =====================================================================================================================</text:span><text:line-break/><text:line-break/><text:span text:style-name="T3"># check for an "-a"</text:span><text:line-break/><text:span text:style-name="T3"># wc -l &lt;- ounts the number of lines</text:span><text:line-break/><text:span text:style-name="T4">if </text:span><text:span text:style-name="T2">[ </text:span><text:span text:style-name="T6">"</text:span><text:span text:style-name="T2">$1</text:span><text:span text:style-name="T6">" </text:span><text:span text:style-name="T4">== </text:span><text:span text:style-name="T6">"-a" </text:span><text:span text:style-name="T2">]; </text:span><text:span text:style-name="T4">then</text:span><text:line-break/><text:span text:style-name="T4"> <text:s text:c="3"/></text:span><text:span text:style-name="T3"># count all files, hidden too (ls -A -1)</text:span><text:line-break/><text:span text:style-name="T3"> <text:s text:c="3"/></text:span><text:span text:style-name="T5">echo </text:span><text:span text:style-name="T6">"Pliki: "</text:span><text:line-break/><text:span text:style-name="T6"> <text:s text:c="3"/></text:span><text:span text:style-name="T5">ls </text:span><text:span text:style-name="T2">-A -1</text:span><text:line-break/><text:span text:style-name="T2"> <text:s text:c="3"/></text:span><text:span text:style-name="T5">echo </text:span><text:span text:style-name="T6">$'\n'</text:span><text:line-break/><text:span text:style-name="T6"> <text:s text:c="2"/></text:span><text:span text:style-name="T2">files_ctr=</text:span><text:span text:style-name="T4">$</text:span><text:span text:style-name="T5">(ls </text:span><text:span text:style-name="T2">-A -</text:span><text:span text:style-name="T7">1 </text:span><text:span text:style-name="T2">| </text:span><text:span text:style-name="T5">wc </text:span><text:span text:style-name="T2">-l</text:span><text:span text:style-name="T5">)</text:span><text:line-break/><text:span text:style-name="T4">else</text:span><text:line-break/><text:span text:style-name="T4"> <text:s text:c="3"/></text:span><text:span text:style-name="T3"># count only visible files (ls -1)</text:span><text:line-break/><text:span text:style-name="T3"> <text:s text:c="3"/></text:span><text:span text:style-name="T5">echo </text:span><text:span text:style-name="T6">"Pliki: "</text:span><text:line-break/><text:span text:style-name="T6"> <text:s text:c="3"/></text:span><text:span text:style-name="T5">ls </text:span><text:span text:style-name="T2">-1</text:span><text:line-break/><text:span text:style-name="T2"> <text:s text:c="3"/></text:span><text:span text:style-name="T5">echo </text:span><text:span text:style-name="T6">$'\n'</text:span><text:line-break/><text:span text:style-name="T6"> <text:s text:c="2"/></text:span><text:span text:style-name="T2">files_ctr=</text:span><text:span text:style-name="T4">$</text:span><text:span text:style-name="T5">(ls </text:span><text:span text:style-name="T2">-</text:span><text:span text:style-name="T7">1 </text:span><text:span text:style-name="T2">| </text:span><text:span text:style-name="T5">wc </text:span><text:span text:style-name="T2">-l</text:span><text:span text:style-name="T5">)</text:span><text:line-break/><text:span text:style-name="T4">fi</text:span><text:line-break/><text:line-break/><text:span text:style-name="T5">echo </text:span><text:span text:style-name="T6">"Liczba plików: </text:span><text:span text:style-name="T2">$files_ctr</text:span><text:span text:style-name="T6">"</text:span><text:line-break/></text:p>
      <text:p text:style-name="P3"><text:span text:style-name="T1">Zadanie nr 3</text:span></text:p>
      <text:p text:style-name="P2"><text:span text:style-name="T1"/></text:p>
      <text:p text:style-name="P2"><text:span text:style-name="T1">#!/bin/bash</text:span><text:line-break/><text:line-break/><text:span text:style-name="T3"># =====================================================================================================================</text:span><text:line-break/><text:span text:style-name="T3">#Zad.3. (2 punkty - na zajęciach, lub 1 punkt - w domu)</text:span><text:line-break/><text:span text:style-name="T3">#Wykorzystując instrukcję pętli for napisz skrypt, który dla dowolnej liczby argumentów pozycyjnych wyświetli informacje</text:span><text:line-break/><text:span text:style-name="T3">#o każdym z nich traktowanym jako nazwa pliku. Jeśli dany argument określa istniejący plik, to powinien</text:span><text:line-break/><text:span text:style-name="T3">#się pojawić komunikat "plik istnieje", i analogicznie, jeśli nie istnieje plik o podanej nazwie. W przypadku gdyby</text:span><text:line-break/><text:span text:style-name="T3">#podany argument określał katalog, należy wyświetlić "katalog", ale jeśli jest to katalog pusty (nie zawiera żadnych</text:span><text:line-break/><text:span text:style-name="T3">#plików, ani podkatalogów, z wyjątkiem . i ..), to należy wyświetlić "katalog pusty".</text:span><text:line-break/><text:span text:style-name="T3"># =====================================================================================================================</text:span><text:line-break/><text:line-break/><text:span text:style-name="T3"># for loop for every file from arguments</text:span><text:line-break/><text:span text:style-name="T4">for </text:span><text:span text:style-name="T2">arg </text:span><text:span text:style-name="T4">in </text:span><text:span text:style-name="T6">"</text:span><text:span text:style-name="T2">$@</text:span><text:span text:style-name="T6">"</text:span><text:span text:style-name="T2">; </text:span><text:span text:style-name="T4">do</text:span><text:line-break/><text:span text:style-name="T4"> <text:s text:c="3"/></text:span><text:span text:style-name="T3"># -d &lt;- check if arg is a directory</text:span><text:line-break/><text:span text:style-name="T3"> <text:s text:c="3"/></text:span><text:span text:style-name="T4">if </text:span><text:span text:style-name="T2">[ -d </text:span><text:span text:style-name="T6">"</text:span><text:span text:style-name="T2">$arg</text:span><text:span text:style-name="T6">" </text:span><text:span text:style-name="T2">]; </text:span><text:span text:style-name="T4">then</text:span><text:line-break/><text:span text:style-name="T4"> <text:s text:c="7"/></text:span><text:span text:style-name="T3"># ls -A &lt;- show files in a directory</text:span><text:line-break/><text:span text:style-name="T3"> <text:s text:c="7"/></text:span><text:span text:style-name="T4">if </text:span><text:span text:style-name="T2">[ </text:span><text:span text:style-name="T6">"</text:span><text:span text:style-name="T4">$</text:span><text:span text:style-name="T5">(ls </text:span><text:span text:style-name="T2">-A </text:span><text:span text:style-name="T6">"</text:span><text:span text:style-name="T2">$arg</text:span><text:span text:style-name="T6">"</text:span><text:span text:style-name="T5">)</text:span><text:span text:style-name="T6">" </text:span><text:span text:style-name="T2">]; </text:span><text:span text:style-name="T4">then</text:span><text:line-break/><text:span text:style-name="T4"> <text:s text:c="11"/></text:span><text:span text:style-name="T5">echo </text:span><text:span text:style-name="T6">"</text:span><text:span text:style-name="T2">$arg</text:span><text:span text:style-name="T6"> - katalog"</text:span><text:line-break/><text:span text:style-name="T6"> <text:s text:c="7"/></text:span><text:span text:style-name="T4">else</text:span><text:line-break/><text:span text:style-name="T4"> <text:s text:c="11"/></text:span><text:span text:style-name="T5">echo </text:span><text:span text:style-name="T6">"</text:span><text:span text:style-name="T2">$arg</text:span><text:span text:style-name="T6"> - katalog pusty"</text:span><text:line-break/><text:span text:style-name="T6"> <text:s text:c="7"/></text:span><text:span text:style-name="T4">fi</text:span><text:line-break/><text:span text:style-name="T4"> <text:s text:c="3"/></text:span><text:span text:style-name="T3"># case when agr is a file</text:span><text:line-break/><text:span text:style-name="T3"> <text:s text:c="3"/># -f &lt;- check if arg is a file</text:span><text:line-break/><text:span text:style-name="T3"> <text:s text:c="3"/></text:span><text:span text:style-name="T4">elif </text:span><text:span text:style-name="T2">[ -f </text:span><text:span text:style-name="T6">"</text:span><text:span text:style-name="T2">$arg</text:span><text:span text:style-name="T6">" </text:span><text:span text:style-name="T2">]; </text:span><text:span text:style-name="T4">then</text:span><text:line-break/><text:span text:style-name="T4"> <text:s text:c="7"/></text:span><text:span text:style-name="T5">echo </text:span><text:span text:style-name="T6">"</text:span><text:span text:style-name="T2">$arg</text:span><text:span text:style-name="T6"> - plik istnieje"</text:span><text:line-break/><text:span text:style-name="T6"> <text:s text:c="3"/></text:span><text:span text:style-name="T3"># in case when there isn't such an arg</text:span><text:line-break/><text:span text:style-name="T3"> <text:s text:c="3"/></text:span><text:span text:style-name="T4">else</text:span><text:line-break/><text:span text:style-name="T4"> <text:s text:c="7"/></text:span><text:span text:style-name="T5">echo </text:span><text:span text:style-name="T6">"</text:span><text:span text:style-name="T2">$arg</text:span><text:span text:style-name="T6"> - plik/katalog nie istnieje"</text:span><text:line-break/><text:span text:style-name="T6"> <text:s text:c="3"/></text:span><text:span text:style-name="T4">fi</text:span><text:line-break/><text:span text:style-name="T4">done</text:span><text:line-break/></text:p>
      <text:p text:style-name="P2"/>
      <text:p text:style-name="P1"/>
      <text:p text:style-name="P3"><text:span text:style-name="T1">Zadanie nr 4</text:span></text:p>
      <text:p text:style-name="P2"><text:span text:style-name="T1"/></text:p>
      <text:p text:style-name="P2"><text:span text:style-name="T1">#!/bin/bash</text:span><text:line-break/><text:line-break/><text:span text:style-name="T3"># =====================================================================================================================</text:span><text:line-break/><text:span text:style-name="T3"># Zad.4. (3 punkty - na zajęciach, lub 2 punkty - w domu)</text:span><text:line-break/><text:span text:style-name="T3"># Ćwiczenia z programem find: napisz skrypt znajdujący programem find wszystkie found_files z podanego katalogu, o podanym</text:span><text:line-break/><text:span text:style-name="T3"># rozszerzeniu (końcówce w nazwie), które były modyfikowane w ciągu ostatnich N dni i tworzący z nich archiwum tar</text:span><text:line-break/><text:span text:style-name="T3"># o zadanej nazwie. Mamy tu cztery parametry: nazwa katalogu, rozszerzenie nazwy plików, liczbę N i nazwę archiwum.</text:span><text:line-break/><text:span text:style-name="T3"># Parametry będą przekazane do skryptu jako argumenty pozycyjne, to znaczy skrypt zawsze będzie wywołany z czterema</text:span><text:line-break/><text:span text:style-name="T3"># parametrami w podanej kolejności.</text:span><text:line-break/><text:span text:style-name="T3">#</text:span><text:line-break/><text:span text:style-name="T3"># Uwaga: spróbuj tak napisać skrypt, aby uwzględniał tylko found_files, do których użytkownik go wywołujący ma dostęp</text:span><text:line-break/><text:span text:style-name="T3"># przynajmniej typu read, to znaczy by nie generował błędów dla plików niedostępnych, tylko pomijał te found_files.</text:span><text:line-break/><text:span text:style-name="T3"># =====================================================================================================================</text:span><text:line-break/><text:line-break/><text:span text:style-name="T3"># exit program while user prompts wrong number of arguments</text:span><text:line-break/><text:span text:style-name="T3"># $# &lt;- how many arg</text:span><text:line-break/><text:span text:style-name="T3"># -ne &lt;- not equal</text:span><text:line-break/><text:span text:style-name="T4">if </text:span><text:span text:style-name="T2">[ </text:span><text:span text:style-name="T6">"</text:span><text:span text:style-name="T2">$#</text:span><text:span text:style-name="T6">" </text:span><text:span text:style-name="T2">-ne </text:span><text:span text:style-name="T7">4 </text:span><text:span text:style-name="T2">]; </text:span><text:span text:style-name="T4">then</text:span><text:line-break/><text:span text:style-name="T4"> <text:s text:c="3"/></text:span><text:span text:style-name="T5">echo </text:span><text:span text:style-name="T6">"Zła ilość argumentów (nazwa katalogu, rozszerzenie nazwy plików, liczbę N i nazwę archiwum)."</text:span><text:line-break/><text:span text:style-name="T6"> <text:s text:c="3"/></text:span><text:span text:style-name="T5">exit </text:span><text:span text:style-name="T7">1</text:span><text:line-break/><text:span text:style-name="T4">fi</text:span><text:line-break/><text:line-break/><text:span text:style-name="T3"># save args to virables</text:span><text:line-break/><text:span text:style-name="T2">path=</text:span><text:span text:style-name="T6">"</text:span><text:span text:style-name="T2">$1</text:span><text:span text:style-name="T6">"</text:span><text:line-break/><text:span text:style-name="T2">extension=</text:span><text:span text:style-name="T6">"</text:span><text:span text:style-name="T2">$2</text:span><text:span text:style-name="T6">"</text:span><text:line-break/><text:span text:style-name="T2">time=</text:span><text:span text:style-name="T6">"</text:span><text:span text:style-name="T2">$3</text:span><text:span text:style-name="T6">"</text:span><text:line-break/><text:span text:style-name="T2">tar_name=</text:span><text:span text:style-name="T6">"</text:span><text:span text:style-name="T2">$4</text:span><text:span text:style-name="T6">"</text:span><text:line-break/><text:line-break/><text:span text:style-name="T3"># saving matchig files to "found_files"</text:span><text:line-break/><text:span text:style-name="T3"># -type f &lt;- looks only for files</text:span><text:line-break/><text:span text:style-name="T3"># -name "*.$extension" &lt;- looks for files ened with "ectension"</text:span><text:line-break/><text:span text:style-name="T3"># -mtime &lt;- how long ago was this file modified</text:span><text:line-break/><text:span text:style-name="T3"># -perm /u=r &lt;- files with read permision to avoid errors</text:span><text:line-break/><text:span text:style-name="T3"># -exec basename {} \; &lt;- saves only files names exept whole path</text:span><text:line-break/><text:span text:style-name="T2">found_files=</text:span><text:span text:style-name="T4">$</text:span><text:span text:style-name="T5">(find </text:span><text:span text:style-name="T6">"</text:span><text:span text:style-name="T2">$path</text:span><text:span text:style-name="T6">" </text:span><text:span text:style-name="T2">-type f -name </text:span><text:span text:style-name="T6">"*.</text:span><text:span text:style-name="T2">$extension</text:span><text:span text:style-name="T6">" </text:span><text:span text:style-name="T2">-mtime </text:span><text:span text:style-name="T6">"-</text:span><text:span text:style-name="T2">$time</text:span><text:span text:style-name="T6">" </text:span><text:span text:style-name="T2">-perm /u=r -exec basename {} \;</text:span><text:span text:style-name="T5">)</text:span><text:line-break/><text:line-break/><text:soft-page-break/><text:span text:style-name="T3"># check if program found any files</text:span><text:line-break/><text:span text:style-name="T3"># -z &lt;- zero-length</text:span><text:line-break/><text:span text:style-name="T4">if </text:span><text:span text:style-name="T2">[ -z </text:span><text:span text:style-name="T6">"</text:span><text:span text:style-name="T2">$found_files</text:span><text:span text:style-name="T6">" </text:span><text:span text:style-name="T2">]; </text:span><text:span text:style-name="T4">then</text:span><text:line-break/><text:span text:style-name="T4"> <text:s text:c="3"/></text:span><text:span text:style-name="T5">echo </text:span><text:span text:style-name="T6">"Nie znaleziono żadnych plików."</text:span><text:line-break/><text:span text:style-name="T6"> <text:s text:c="3"/></text:span><text:span text:style-name="T5">exit </text:span><text:span text:style-name="T7">1</text:span><text:line-break/><text:span text:style-name="T4">fi</text:span><text:line-break/><text:line-break/><text:span text:style-name="T3"># make tar archive</text:span><text:line-break/><text:span text:style-name="T5">tar </text:span><text:span text:style-name="T2">-czf </text:span><text:span text:style-name="T6">"</text:span><text:span text:style-name="T2">$tar_name</text:span><text:span text:style-name="T6">.tar" </text:span><text:span text:style-name="T2">$found_files</text:span></text:p>
      <text:p text:style-name="P2"/>
      <text:p text:style-name="Standard"/>
      <text:p text:style-name="Standard"/>
      <text:p text:style-name="P2"><text:span text:style-name="T1">Zadanie nr 5</text:span></text:p>
      <text:p text:style-name="P1"><text:span text:style-name="T1"/></text:p>
      <text:p text:style-name="P1"><text:span text:style-name="T1">#!/bin/bash</text:span><text:line-break/><text:line-break/><text:span text:style-name="T3"># =====================================================================================================================</text:span><text:line-break/><text:span text:style-name="T3"># Zad.5. (3 punkty - na zajęciach, lub 2 punkty - w domu)</text:span><text:line-break/><text:span text:style-name="T3"># W tym ćwiczeniu chcemy wykorzystać instrukcję pętli logicznej while sterowanej strumieniem danych. To znaczy, chcemy</text:span><text:line-break/><text:span text:style-name="T3"># czytać strumień danych wiersz po wierszu, wykonując jakieś operacje, i zatrzymać wykonywanie tego skryptu</text:span><text:line-break/><text:span text:style-name="T3"># po napotkaniu końca strumienia danych. Ten schemat można zapisać tak:</text:span><text:line-break/><text:span text:style-name="T3">#</text:span><text:line-break/><text:span text:style-name="T3"># while read x y z</text:span><text:line-break/><text:span text:style-name="T3"># do</text:span><text:line-break/><text:span text:style-name="T3"># ... # dowolne operacje na danych wczytanych z kolejnych wierszy pliku do zmiennych x y z</text:span><text:line-break/><text:span text:style-name="T3"># done &lt; plik</text:span><text:line-break/><text:span text:style-name="T3">#</text:span><text:line-break/><text:span text:style-name="T3"># Jako przykład zastosowania takiego schematu napisz skrypt do wysyłania emaila o ustalonej treści do wszystkich</text:span><text:line-break/><text:span text:style-name="T3"># adresów zapisanych w kolejnych wierszach w pliku.</text:span><text:line-break/><text:span text:style-name="T3">#</text:span><text:line-break/><text:span text:style-name="T3"># Znajdź program klienta poczty elektronicznej pozwalającego wysyłać maile z wiersza poleceń w trybie nieinterakcyjnym</text:span><text:line-break/><text:span text:style-name="T3"># (np. mail/mailx, pine/alpine, mutt, itp). Przeczytaj jego opis i opracuj wyrażenie shella pozwalającego automatycznie</text:span><text:line-break/><text:span text:style-name="T3"># wysłać maila o jakiejś ustalonej treści. Następnie użyj tego wyrażenia w pętli do wysyłania maila automatycznie</text:span><text:line-break/><text:span text:style-name="T3"># do kolejnych adresów.</text:span><text:line-break/><text:span text:style-name="T3">#</text:span><text:line-break/><text:span text:style-name="T3"># Uwaga: emaile muszą być rozesłane indywidualnie do wszystkich adresatów. Niedopuszczalne jest wysłanie jednego emaila</text:span><text:line-break/><text:span text:style-name="T3"># do listy zawierającej wszystkie adresy.</text:span><text:line-break/><text:span text:style-name="T3"># =====================================================================================================================</text:span><text:line-break/><text:soft-page-break/><text:line-break/><text:line-break/><text:span text:style-name="T3"># empty mail list</text:span><text:line-break/><text:span text:style-name="T2">mail_list=</text:span><text:span text:style-name="T6">""</text:span><text:line-break/><text:line-break/><text:span text:style-name="T3"># function to sending emails</text:span><text:line-break/><text:span text:style-name="T8">send_email</text:span><text:span text:style-name="T2">() {</text:span><text:line-break/><text:span text:style-name="T2"> <text:s text:c="3"/></text:span><text:span text:style-name="T5">local </text:span><text:span text:style-name="T2">email_adress=</text:span><text:span text:style-name="T6">"</text:span><text:span text:style-name="T2">$1</text:span><text:span text:style-name="T6">"</text:span><text:line-break/><text:span text:style-name="T6"> <text:s text:c="3"/></text:span><text:span text:style-name="T5">local </text:span><text:span text:style-name="T2">subject=</text:span><text:span text:style-name="T6">"</text:span><text:span text:style-name="T2">$2</text:span><text:span text:style-name="T6">"</text:span><text:line-break/><text:span text:style-name="T6"> <text:s text:c="3"/></text:span><text:span text:style-name="T5">local </text:span><text:span text:style-name="T2">message=</text:span><text:span text:style-name="T6">"</text:span><text:span text:style-name="T2">$3</text:span><text:span text:style-name="T6">"</text:span><text:line-break/><text:line-break/><text:span text:style-name="T6"> <text:s text:c="3"/></text:span><text:span text:style-name="T5">echo </text:span><text:span text:style-name="T2">-e </text:span><text:span text:style-name="T6">"</text:span><text:span text:style-name="T2">$message</text:span><text:span text:style-name="T6">" </text:span><text:span text:style-name="T2">| </text:span><text:span text:style-name="T5">mail </text:span><text:span text:style-name="T2">-s </text:span><text:span text:style-name="T6">"</text:span><text:span text:style-name="T2">$subject</text:span><text:span text:style-name="T6">" "</text:span><text:span text:style-name="T2">$email_adress</text:span><text:span text:style-name="T6">"</text:span><text:line-break/><text:span text:style-name="T2">}</text:span><text:line-break/><text:line-break/><text:span text:style-name="T5">echo </text:span><text:span text:style-name="T6">"Podaj mail'a (wpisz 'EOF' aby zakończyć):"</text:span><text:line-break/><text:span text:style-name="T4">while </text:span><text:span text:style-name="T5">true</text:span><text:span text:style-name="T2">; </text:span><text:span text:style-name="T4">do</text:span><text:line-break/><text:span text:style-name="T4"> <text:s text:c="3"/></text:span><text:span text:style-name="T5">read </text:span><text:span text:style-name="T2">temp</text:span><text:line-break/><text:span text:style-name="T2"> <text:s text:c="3"/></text:span><text:span text:style-name="T4">if </text:span><text:span text:style-name="T2">[ </text:span><text:span text:style-name="T6">"</text:span><text:span text:style-name="T2">$temp</text:span><text:span text:style-name="T6">" </text:span><text:span text:style-name="T4">== </text:span><text:span text:style-name="T6">"EOF" </text:span><text:span text:style-name="T2">]; </text:span><text:span text:style-name="T4">then</text:span><text:line-break/><text:span text:style-name="T4"> <text:s text:c="7"/></text:span><text:span text:style-name="T5">break</text:span><text:line-break/><text:span text:style-name="T5"> <text:s text:c="3"/></text:span><text:span text:style-name="T4">else</text:span><text:line-break/><text:span text:style-name="T4"> <text:s text:c="7"/></text:span><text:span text:style-name="T3"># adding mails to list (every mail to a new line)</text:span><text:line-break/><text:span text:style-name="T3"> <text:s text:c="7"/></text:span><text:span text:style-name="T2">mail_list+=</text:span><text:span text:style-name="T6">"</text:span><text:span text:style-name="T2">$temp</text:span><text:span text:style-name="T6">"$'\n'</text:span><text:line-break/><text:span text:style-name="T6"> <text:s text:c="3"/></text:span><text:span text:style-name="T4">fi</text:span><text:line-break/><text:span text:style-name="T4">done</text:span><text:line-break/><text:line-break/><text:span text:style-name="T3"># check if there are any mails</text:span><text:line-break/><text:span text:style-name="T4">if </text:span><text:span text:style-name="T2">[ -z </text:span><text:span text:style-name="T6">"</text:span><text:span text:style-name="T2">$mail_list</text:span><text:span text:style-name="T6">" </text:span><text:span text:style-name="T2">]; </text:span><text:span text:style-name="T4">then</text:span><text:line-break/><text:span text:style-name="T4"> <text:s text:c="3"/></text:span><text:span text:style-name="T5">echo </text:span><text:span text:style-name="T6">"Brak adresów mail"</text:span><text:line-break/><text:span text:style-name="T6"> <text:s text:c="3"/></text:span><text:span text:style-name="T5">exit </text:span><text:span text:style-name="T7">1</text:span><text:line-break/><text:span text:style-name="T4">else</text:span><text:line-break/><text:span text:style-name="T4"> <text:s text:c="3"/></text:span><text:span text:style-name="T5">echo </text:span><text:span text:style-name="T6">"Lista maili:"</text:span><text:line-break/><text:span text:style-name="T6"> <text:s text:c="3"/></text:span><text:span text:style-name="T5">echo </text:span><text:span text:style-name="T6">"</text:span><text:span text:style-name="T2">$mail_list</text:span><text:span text:style-name="T6">"</text:span><text:line-break/><text:span text:style-name="T4">fi</text:span><text:line-break/><text:line-break/><text:span text:style-name="T3"># mail content</text:span><text:line-break/><text:span text:style-name="T2">temat=</text:span><text:span text:style-name="T6">"SPAM"</text:span><text:line-break/><text:span text:style-name="T2">tresc=</text:span><text:span text:style-name="T6">"Skrypt_05 działa"</text:span><text:line-break/><text:line-break/><text:span text:style-name="T3"># sending messages to saved mails addresses</text:span><text:line-break/><text:span text:style-name="T5">echo </text:span><text:span text:style-name="T6">"</text:span><text:span text:style-name="T2">$mail_list</text:span><text:span text:style-name="T6">" </text:span><text:span text:style-name="T2">| </text:span><text:span text:style-name="T4">while </text:span><text:span text:style-name="T5">read </text:span><text:span text:style-name="T2">-r emial_adress; </text:span><text:span text:style-name="T4">do</text:span><text:line-break/><text:span text:style-name="T4"> <text:s text:c="3"/></text:span><text:span text:style-name="T5">send_email </text:span><text:span text:style-name="T6">"</text:span><text:span text:style-name="T2">$email_adress</text:span><text:span text:style-name="T6">" "</text:span><text:span text:style-name="T2">$temat</text:span><text:span text:style-name="T6">" "</text:span><text:span text:style-name="T2">$tresc</text:span><text:span text:style-name="T6">"</text:span><text:line-break/><text:span text:style-name="T4">done</text:span><text:line-break/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1:19:48.663430261</meta:creation-date>
    <dc:date>2024-10-14T21:22:35.729063757</dc:date>
    <meta:editing-duration>PT2M47S</meta:editing-duration>
    <meta:editing-cycles>1</meta:editing-cycles>
    <meta:document-statistic meta:table-count="0" meta:image-count="0" meta:object-count="0" meta:page-count="6" meta:paragraph-count="10" meta:word-count="1166" meta:character-count="8460" meta:non-whitespace-character-count="7026"/>
    <meta:generator>LibreOffice/7.3.7.2$Linux_X86_64 LibreOffice_project/30$Build-2</meta:generator>
  </office:meta>
</office:document-meta>
</file>